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8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142cm" fo:min-width="0cm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7.139cm" svg:y="1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817cm" svg:height="1.84cm" svg:x="8.917cm" svg:y="10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9.317cm" svg:y="10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556cm" svg:height="1.651cm" svg:x="1.241cm" svg:y="3.129cm">
          <text:p text:style-name="P3">Create</text:p>
          <text:p text:style-name="P3">Lobby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556cm" svg:height="1.651cm" svg:x="11.711cm" svg:y="3.072cm">
          <text:p text:style-name="P3">Join</text:p>
          <text:p text:style-name="P3">Lobby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556cm" svg:height="1.651cm" svg:x="5.996cm" svg:y="5.72cm">
          <text:p text:style-name="P3">Lobb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139cm" svg:y1="1.783cm" svg:x2="3.019cm" svg:y2="3.129cm" draw:start-shape="id1" draw:start-glue-point="6" draw:end-shape="id2" draw:end-glue-point="0" svg:d="M7139 1783h-4120v1346" svg:viewBox="0 0 4121 1347">
          <text:p/>
        </draw:connector>
        <draw:custom-shape draw:style-name="gr3" draw:text-style-name="P2" xml:id="id3" draw:id="id3" draw:layer="layout" svg:width="3.556cm" svg:height="1.651cm" svg:x="5.996cm" svg:y="3.113cm">
          <text:p text:style-name="P3">Enter</text:p>
          <text:p text:style-name="P3">Lobby C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.556cm" svg:height="1.651cm" svg:x="11.711cm" svg:y="5.76cm">
          <text:p text:style-name="P3">Cha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556cm" svg:height="1.651cm" svg:x="11.711cm" svg:y="8.26cm">
          <text:p text:style-name="P3">Voice</text:p>
          <text:p text:style-name="P3">Cha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7.774cm" svg:y1="4.764cm" svg:x2="7.774cm" svg:y2="5.72cm" draw:start-shape="id3" draw:start-glue-point="2" draw:end-shape="id4" draw:end-glue-point="0" svg:d="M7774 4764v956" svg:viewBox="0 0 1 957">
          <text:p/>
        </draw:connector>
        <draw:custom-shape draw:style-name="gr5" draw:text-style-name="P2" xml:id="id5" draw:id="id5" draw:layer="layout" svg:width="0.662cm" svg:height="0.662cm" svg:x="10.287cm" svg:y="6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552cm" svg:y1="6.545cm" svg:x2="10.287cm" svg:y2="6.559cm" draw:start-shape="id4" draw:start-glue-point="1" draw:end-shape="id5" draw:end-glue-point="6" svg:d="M9552 6545l735 14" svg:viewBox="0 0 736 15">
          <text:p/>
        </draw:connector>
        <draw:connector draw:style-name="gr4" draw:text-style-name="P2" draw:layer="layout" svg:x1="10.618cm" svg:y1="6.89cm" svg:x2="11.711cm" svg:y2="9.085cm" draw:start-shape="id5" draw:start-glue-point="8" draw:end-shape="id6" draw:end-glue-point="3" svg:d="M10618 6890v2195h1093" svg:viewBox="0 0 1094 2196">
          <text:p/>
        </draw:connector>
        <draw:connector draw:style-name="gr4" draw:text-style-name="P2" draw:layer="layout" draw:line-skew="-0.086cm" svg:x1="4.797cm" svg:y1="3.954cm" svg:x2="5.996cm" svg:y2="6.545cm" draw:start-shape="id2" draw:start-glue-point="1" draw:end-shape="id4" draw:end-glue-point="3" svg:d="M4797 3954h514v2591h685" svg:viewBox="0 0 1200 2592">
          <text:p/>
        </draw:connector>
        <draw:custom-shape draw:style-name="gr5" draw:text-style-name="P2" xml:id="id7" draw:id="id7" draw:layer="layout" svg:width="0.662cm" svg:height="0.662cm" svg:x="2.694cm" svg:y="6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019cm" svg:y1="4.78cm" svg:x2="3.025cm" svg:y2="6.555cm" draw:start-shape="id2" draw:start-glue-point="2" draw:end-shape="id7" draw:end-glue-point="4" svg:d="M3019 4780l6 1775" svg:viewBox="0 0 7 1776">
          <text:p/>
        </draw:connector>
        <draw:custom-shape draw:style-name="gr3" draw:text-style-name="P2" xml:id="id8" draw:id="id8" draw:layer="layout" svg:width="3.556cm" svg:height="1.651cm" svg:x="3.613cm" svg:y="8.433cm">
          <text:p text:style-name="P3">Kick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356cm" svg:y1="6.886cm" svg:x2="5.391cm" svg:y2="8.433cm" draw:start-shape="id7" draw:start-glue-point="10" draw:end-shape="id8" draw:end-glue-point="0" svg:d="M3356 6886h2035v1547" svg:viewBox="0 0 2036 1548">
          <text:p/>
        </draw:connector>
        <draw:custom-shape draw:style-name="gr3" draw:text-style-name="P2" xml:id="id9" draw:id="id9" draw:layer="layout" svg:width="3.556cm" svg:height="1.651cm" svg:x="3.613cm" svg:y="10.533cm">
          <text:p text:style-name="P3">Block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025cm" svg:y1="7.217cm" svg:x2="3.613cm" svg:y2="11.358cm" draw:start-shape="id7" draw:start-glue-point="8" draw:end-shape="id9" draw:end-glue-point="3" svg:d="M3025 7217v4141h588" svg:viewBox="0 0 589 4142">
          <text:p/>
        </draw:connector>
        <draw:custom-shape draw:style-name="gr3" draw:text-style-name="P2" xml:id="id10" draw:id="id10" draw:layer="layout" svg:width="3.556cm" svg:height="1.651cm" svg:x="3.613cm" svg:y="12.633cm">
          <text:p text:style-name="P3">Setting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859cm" svg:x1="2.694cm" svg:y1="6.886cm" svg:x2="3.613cm" svg:y2="13.458cm" draw:start-shape="id7" draw:start-glue-point="6" draw:end-shape="id10" draw:end-glue-point="3" svg:d="M2694 6886h-1397v6572h2316" svg:viewBox="0 0 2317 6573">
          <text:p/>
        </draw:connector>
        <draw:connector draw:style-name="gr4" draw:text-style-name="P2" draw:layer="layout" draw:type="line" svg:x1="7.169cm" svg:y1="11.358cm" svg:x2="8.917cm" svg:y2="11.339cm" draw:start-shape="id9" draw:start-glue-point="1" draw:end-shape="id11" draw:end-glue-point="6" svg:d="M7169 11358l1748-19" svg:viewBox="0 0 1749 20">
          <text:p/>
        </draw:connector>
        <draw:connector draw:style-name="gr4" draw:text-style-name="P2" draw:layer="layout" svg:x1="7.169cm" svg:y1="9.258cm" svg:x2="9.183cm" svg:y2="10.688cm" draw:start-shape="id8" draw:start-glue-point="1" draw:end-shape="id11" draw:end-glue-point="5" svg:d="M7169 9258h874v1430h1140" svg:viewBox="0 0 2015 1431">
          <text:p/>
        </draw:connector>
        <draw:connector draw:style-name="gr4" draw:text-style-name="P2" draw:layer="layout" draw:line-skew="-0.507cm" svg:x1="7.774cm" svg:y1="7.371cm" svg:x2="9.826cm" svg:y2="10.419cm" draw:start-shape="id4" draw:start-glue-point="2" draw:end-shape="id11" draw:end-glue-point="4" svg:d="M7774 7371v1016h2052v2032" svg:viewBox="0 0 2053 3049">
          <text:p/>
        </draw:connector>
        <draw:connector draw:style-name="gr4" draw:text-style-name="P2" draw:layer="layout" svg:x1="7.169cm" svg:y1="13.458cm" svg:x2="9.183cm" svg:y2="11.99cm" draw:start-shape="id10" draw:start-glue-point="1" draw:end-shape="id11" draw:end-glue-point="7" svg:d="M7169 13458h874v-1468h1140" svg:viewBox="0 0 2015 1469">
          <text:p/>
        </draw:connector>
        <draw:connector draw:style-name="gr4" draw:text-style-name="P2" draw:layer="layout" svg:x1="15.267cm" svg:y1="9.085cm" svg:x2="10.734cm" svg:y2="11.339cm" draw:start-shape="id6" draw:start-glue-point="1" draw:end-shape="id11" draw:end-glue-point="10" svg:d="M15267 9085h538v2254h-5071" svg:viewBox="0 0 5072 2255">
          <text:p/>
        </draw:connector>
        <draw:connector draw:style-name="gr4" draw:text-style-name="P2" draw:layer="layout" draw:line-skew="0.521cm" svg:x1="15.267cm" svg:y1="6.585cm" svg:x2="10.468cm" svg:y2="11.99cm" draw:start-shape="id12" draw:start-glue-point="1" draw:end-shape="id11" draw:end-glue-point="9" svg:d="M15267 6585h1059v5405h-5858" svg:viewBox="0 0 5859 5406">
          <text:p/>
        </draw:connector>
        <draw:connector draw:style-name="gr4" draw:text-style-name="P2" draw:layer="layout" draw:type="line" svg:x1="10.949cm" svg:y1="6.559cm" svg:x2="11.711cm" svg:y2="6.585cm" draw:start-shape="id5" draw:start-glue-point="10" draw:end-shape="id12" draw:end-glue-point="3" svg:d="M10949 6559l762 26" svg:viewBox="0 0 763 27">
          <text:p/>
        </draw:connector>
        <draw:connector draw:style-name="gr4" draw:text-style-name="P2" draw:layer="layout" draw:type="line" svg:x1="11.711cm" svg:y1="3.897cm" svg:x2="9.552cm" svg:y2="3.938cm" draw:start-shape="id13" draw:start-glue-point="3" draw:end-shape="id3" draw:end-glue-point="1" svg:d="M11711 3897l-2159 41" svg:viewBox="0 0 2160 42">
          <text:p/>
        </draw:connector>
        <draw:connector draw:style-name="gr4" draw:text-style-name="P2" draw:layer="layout" svg:x1="8.155cm" svg:y1="1.783cm" svg:x2="13.489cm" svg:y2="3.072cm" draw:start-shape="id1" draw:start-glue-point="10" draw:end-shape="id13" draw:end-glue-point="0" svg:d="M8155 1783h5334v1289" svg:viewBox="0 0 5335 129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H15M23S</meta:editing-duration>
    <meta:editing-cycles>10</meta:editing-cycles>
    <meta:generator>LibreOffice/6.4.6.2$Windows_X86_64 LibreOffice_project/0ce51a4fd21bff07a5c061082cc82c5ed232f115</meta:generator>
    <dc:date>2022-03-06T01:24:59.313000000</dc:date>
    <meta:document-statistic meta:object-count="32"/>
  </office:meta>
</office:document-meta>
</file>